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2e02" officeooo:paragraph-rsid="00102e02"/>
    </style:style>
    <style:style style:name="P2" style:family="paragraph" style:parent-style-name="Standard">
      <style:paragraph-properties fo:line-height="100%"/>
      <style:text-properties officeooo:rsid="00102e02" officeooo:paragraph-rsid="00102e02"/>
    </style:style>
    <style:style style:name="P3" style:family="paragraph" style:parent-style-name="Standard">
      <style:text-properties officeooo:rsid="00102e02" officeooo:paragraph-rsid="0010e01b"/>
    </style:style>
    <style:style style:name="P4" style:family="paragraph" style:parent-style-name="Standard">
      <style:text-properties officeooo:rsid="0010e01b" officeooo:paragraph-rsid="0010e01b"/>
    </style:style>
    <style:style style:name="P5" style:family="paragraph" style:parent-style-name="Standard">
      <style:text-properties officeooo:rsid="001243c4" officeooo:paragraph-rsid="001243c4"/>
    </style:style>
    <style:style style:name="P6" style:family="paragraph" style:parent-style-name="Standard">
      <style:text-properties officeooo:rsid="00147ea5" officeooo:paragraph-rsid="00147ea5"/>
    </style:style>
    <style:style style:name="T1" style:family="text">
      <style:text-properties officeooo:rsid="0010e01b"/>
    </style:style>
    <style:style style:name="T2" style:family="text">
      <style:text-properties officeooo:rsid="001243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no 1</text:p>
      <text:p text:style-name="Standard"/>
      <text:p text:style-name="P1">Database Shop</text:p>
      <text:p text:style-name="P1"/>
      <text:p text:style-name="P1">create table salespeople</text:p>
      <text:p text:style-name="P1">(</text:p>
      <text:p text:style-name="P2">snum int(4),</text:p>
      <text:p text:style-name="P2">sname varchar (10),</text:p>
      <text:p text:style-name="P2">city varchar (10),</text:p>
      <text:p text:style-name="P2">comm float(7,2)</text:p>
      <text:p text:style-name="P1">)</text:p>
      <text:p text:style-name="P1"/>
      <text:p text:style-name="P1"/>
      <text:p text:style-name="P1">CUSTOMERS</text:p>
      <text:p text:style-name="P1"/>
      <text:p text:style-name="P1"><text:span text:style-name="T1">create table </text:span>CUSTOMERS</text:p>
      <text:p text:style-name="P4">(</text:p>
      <text:p text:style-name="P1">Cnum <text:s/><text:span text:style-name="T1">int (4),</text:span></text:p>
      <text:p text:style-name="P3">Cname varchar(10),</text:p>
      <text:p text:style-name="P3">City varchar(10),</text:p>
      <text:p text:style-name="P3">Rating int(4),</text:p>
      <text:p text:style-name="P1">Snum int(4)</text:p>
      <text:p text:style-name="P4">);</text:p>
      <text:p text:style-name="P1"/>
      <text:p text:style-name="P1"/>
      <text:p text:style-name="P1"><text:span text:style-name="T2">create table </text:span>ORDERS</text:p>
      <text:p text:style-name="P5">(</text:p>
      <text:p text:style-name="P1">Onum <text:span text:style-name="T2">int(4),</text:span></text:p>
      <text:p text:style-name="P1">Amt <text:span text:style-name="T2">float(7,2),</text:span></text:p>
      <text:p text:style-name="P1">Odate <text:span text:style-name="T2">date,</text:span></text:p>
      <text:p text:style-name="P1">Cnum <text:span text:style-name="T2">int (4),</text:span></text:p>
      <text:p text:style-name="P1">Snum <text:span text:style-name="T2">int (4)</text:span></text:p>
      <text:p text:style-name="P5">)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5:25:16.415154831</meta:creation-date>
    <dc:date>2020-07-17T19:46:04.309713562</dc:date>
    <meta:editing-duration>PT39M5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54" meta:character-count="311" meta:non-whitespace-character-count="282"/>
  </office:meta>
</office:document-meta>
</file>